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0000000AA0FC84A81A20C170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b5b" officeooo:paragraph-rsid="001ceb5b"/>
    </style:style>
    <style:style style:name="P2" style:family="paragraph" style:parent-style-name="Standard">
      <style:text-properties officeooo:rsid="001d65f3" officeooo:paragraph-rsid="001d65f3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65f3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IO DE ELEMENTOS UTILIZADOS:</text:p>
      <text:p text:style-name="P1"/>
      <text:p text:style-name="P1">Elementos de identificación:</text:p>
      <text:p text:style-name="P1"/>
      <text:p text:style-name="P1">-Logotipo situado, y escorado a la izquierda. Este no molesta, y brinda a el usuario una navegación clara.</text:p>
      <text:p text:style-name="P1">-Nombre de la web, el cual delata que acciones puedes realizar en ella.</text:p>
      <text:p text:style-name="P1"/>
      <text:p text:style-name="P1"/>
      <text:p text:style-name="P1">Elementos de interacción:</text:p>
      <text:p text:style-name="P1"/>
      <text:p text:style-name="P1">→ Buscador o barra de búsqueda, empleada para que el usuario haga sus búsquedas deseadas.</text:p>
      <text:p text:style-name="P1"/>
      <text:p text:style-name="P1">→ Cambio de idioma, el cual también facilita la navegación y el entendimiento de la página.</text:p>
      <text:p text:style-name="P1"/>
      <text:p text:style-name="P1">→ Consultar tu página de videos deseados para más tarde, los más gustados, historial y notificaciones.</text:p>
      <text:p text:style-name="P1"/>
      <text:p text:style-name="P1"/>
      <text:p text:style-name="P1">Elementos de navegación:</text:p>
      <text:p text:style-name="P1"/>
      <text:p text:style-name="P1">→ Menú lateral de opciones sobre el usuario, y el contenido.</text:p>
      <text:p text:style-name="P1"/>
      <text:p text:style-name="P1">→ Menú inferior de Apartados más desplegados, delimitados por un contraste. Este tarta de transmitir que ha llegado al final de la web.</text:p>
      <text:p text:style-name="P1"/>
      <text:p text:style-name="P1">→ <text:span text:style-name="T1">En caso de presentar overflow, poder hacer scroll (si se da).</text:span></text:p>
      <text:p text:style-name="P1"/>
      <text:p text:style-name="P1"/>
      <text:p text:style-name="P2">Elementos de contenidos:</text:p>
      <text:p text:style-name="P2"/>
      <text:p text:style-name="P2">Encontramos esas cards, que nos introducen que tipo de contenidos nos vamos a encontr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text:anchor-type="paragraph" draw:z-index="0" draw:name="Imagen con transparencia 1" draw:style-name="Mgr1" draw:text-style-name="MP1" svg:width="1.394cm" svg:height="1.276cm" svg:x="14.995cm" svg:y="-0.122cm"><draw:image xlink:href="Pictures/10000001000000A0000000AA0FC84A81A20C170E.png" xlink:type="simple" xlink:show="embed" xlink:actuate="onLoad" draw:mime-type="image/png"><text:p/></draw:imag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21:06:55.426000000</meta:creation-date>
    <dc:date>2022-12-19T22:59:04.005000000</dc:date>
    <meta:editing-duration>PT1H5M1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4" meta:word-count="154" meta:character-count="938" meta:non-whitespace-character-count="798"/>
  </office:meta>
</office:document-meta>
</file>